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c3a04" officeooo:paragraph-rsid="001c3a0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c3a04" officeooo:paragraph-rsid="001c3a0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nchmark Plot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eer Deshmukh</meta:initial-creator>
    <meta:creation-date>2016-06-28T18:09:15.914042679</meta:creation-date>
    <dc:date>2016-06-28T18:10:09.725944699</dc:date>
    <dc:creator>Sameer Deshmukh</dc:creator>
    <meta:editing-duration>PT55S</meta:editing-duration>
    <meta:editing-cycles>2</meta:editing-cycles>
    <meta:generator>LibreOffice/4.3.3.2$Linux_x86 LibreOffice_project/430m0$Build-2</meta:generator>
    <meta:document-statistic meta:table-count="0" meta:image-count="0" meta:object-count="0" meta:page-count="1" meta:paragraph-count="1" meta:word-count="2" meta:character-count="14" meta:non-whitespace-character-count="13"/>
  </office:meta>
</office:document-meta>
</file>